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.138cm"/>
    </style:style>
    <style:style style:name="co2" style:family="table-column">
      <style:table-column-properties fo:break-before="auto" style:column-width="4.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1.281cm"/>
    </style:style>
    <style:style style:name="co8" style:family="table-column">
      <style:table-column-properties fo:break-before="auto" style:column-width="3.501cm"/>
    </style:style>
    <style:style style:name="co9" style:family="table-column">
      <style:table-column-properties fo:break-before="auto" style:column-width="1.586cm"/>
    </style:style>
    <style:style style:name="co10" style:family="table-column">
      <style:table-column-properties fo:break-before="auto" style:column-width="1.3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style:font-name="Arial" style:font-name-asian="WenQuanYi Zen Hei" style:font-name-complex="Lohit Devanagari"/>
    </style:style>
    <style:style style:name="ce4" style:family="table-cell" style:parent-style-name="Default" style:data-style-name="N0"/>
  </office:automatic-styles>
  <office:body>
    <office:spreadsheet>
      <table:table table:name="c-ray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number-columns-repeated="3" table:default-cell-style-name="Default"/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>
            <text:p>1 Core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KVM Arch Linux</text:p>
          </table:table-cell>
          <table:table-cell table:formula="of:=AVERAGE([.C4:.E4])" office:value-type="float" office:value="6848">
            <text:p>6848,00</text:p>
          </table:table-cell>
          <table:table-cell office:value-type="float" office:value="7009">
            <text:p>7009</text:p>
          </table:table-cell>
          <table:table-cell office:value-type="float" office:value="6782">
            <text:p>6782</text:p>
          </table:table-cell>
          <table:table-cell office:value-type="float" office:value="6753">
            <text:p>6753</text:p>
          </table:table-cell>
        </table:table-row>
        <table:table-row table:style-name="ro1">
          <table:table-cell office:value-type="string">
            <text:p>KVM Fedora Core</text:p>
          </table:table-cell>
          <table:table-cell table:formula="of:=AVERAGE([.C5:.E5])" office:value-type="float" office:value="7416.66666666667">
            <text:p>7416,67</text:p>
          </table:table-cell>
          <table:table-cell office:value-type="float" office:value="7327">
            <text:p>7327</text:p>
          </table:table-cell>
          <table:table-cell office:value-type="float" office:value="7402">
            <text:p>7402</text:p>
          </table:table-cell>
          <table:table-cell office:value-type="float" office:value="7521">
            <text:p>7521</text:p>
          </table:table-cell>
        </table:table-row>
        <table:table-row table:style-name="ro1">
          <table:table-cell office:value-type="string">
            <text:p>Xen Arch Linux</text:p>
          </table:table-cell>
          <table:table-cell table:number-columns-repeated="4"/>
        </table:table-row>
        <table:table-row table:style-name="ro1">
          <table:table-cell office:value-type="string">
            <text:p>Xen Fedora Core</text:p>
          </table:table-cell>
          <table:table-cell table:number-columns-repeated="4"/>
        </table:table-row>
        <table:table-row table:style-name="ro1">
          <table:table-cell office:value-type="string">
            <text:p>VirtualBox Arch Linux</text:p>
          </table:table-cell>
          <table:table-cell table:formula="of:=AVERAGE([.C8:.E8])" office:value-type="float" office:value="12010">
            <text:p>12010,00</text:p>
          </table:table-cell>
          <table:table-cell table:style-name="ce3" office:value-type="float" office:value="12210">
            <text:p>12210</text:p>
          </table:table-cell>
          <table:table-cell office:value-type="float" office:value="12026">
            <text:p>12026</text:p>
          </table:table-cell>
          <table:table-cell office:value-type="float" office:value="11794">
            <text:p>11794</text:p>
          </table:table-cell>
        </table:table-row>
        <table:table-row table:style-name="ro1">
          <table:table-cell office:value-type="string">
            <text:p>VirtualBox Fedora Core</text:p>
          </table:table-cell>
          <table:table-cell table:formula="of:=AVERAGE([.C9:.E9])" office:value-type="float" office:value="12082.3333333333">
            <text:p>12082,33</text:p>
          </table:table-cell>
          <table:table-cell office:value-type="float" office:value="11966">
            <text:p>11966</text:p>
          </table:table-cell>
          <table:table-cell office:value-type="float" office:value="12081">
            <text:p>12081</text:p>
          </table:table-cell>
          <table:table-cell office:value-type="float" office:value="12200">
            <text:p>12200</text:p>
          </table:table-cell>
        </table:table-row>
        <table:table-row table:style-name="ro1">
          <table:table-cell office:value-type="string">
            <text:p>Linux-VServer Arch Linux</text:p>
          </table:table-cell>
          <table:table-cell table:formula="of:=AVERAGE([.C10:.E10])" office:value-type="float" office:value="6760">
            <text:p>6760,00</text:p>
          </table:table-cell>
          <table:table-cell table:style-name="ce2" office:value-type="float" office:value="6815">
            <text:p>6815,00</text:p>
          </table:table-cell>
          <table:table-cell office:value-type="float" office:value="6705">
            <text:p>6705</text:p>
          </table:table-cell>
          <table:table-cell office:value-type="float" office:value="6760">
            <text:p>6760</text:p>
          </table:table-cell>
        </table:table-row>
        <table:table-row table:style-name="ro1">
          <table:table-cell office:value-type="string">
            <text:p>Linux-VServer Fedora Core</text:p>
          </table:table-cell>
          <table:table-cell table:formula="of:=AVERAGE([.C11:.E11])" office:value-type="float" office:value="6988.33333333333">
            <text:p>6988,33</text:p>
          </table:table-cell>
          <table:table-cell office:value-type="float" office:value="6948">
            <text:p>6948</text:p>
          </table:table-cell>
          <table:table-cell office:value-type="float" office:value="7002">
            <text:p>7002</text:p>
          </table:table-cell>
          <table:table-cell office:value-type="float" office:value="7015">
            <text:p>7015</text:p>
          </table:table-cell>
        </table:table-row>
        <table:table-row table:style-name="ro1">
          <table:table-cell office:value-type="string">
            <text:p>LXC Arch Linux</text:p>
          </table:table-cell>
          <table:table-cell table:formula="of:=AVERAGE([.C12:.E12])" office:value-type="float" office:value="6718.33333333333">
            <text:p>6718,33</text:p>
          </table:table-cell>
          <table:table-cell office:value-type="float" office:value="6744">
            <text:p>6744</text:p>
          </table:table-cell>
          <table:table-cell office:value-type="float" office:value="6705">
            <text:p>6705</text:p>
          </table:table-cell>
          <table:table-cell office:value-type="float" office:value="6706">
            <text:p>6706</text:p>
          </table:table-cell>
        </table:table-row>
        <table:table-row table:style-name="ro1">
          <table:table-cell office:value-type="string">
            <text:p>LXC Fedora Core</text:p>
          </table:table-cell>
          <table:table-cell table:formula="of:=AVERAGE([.C13:.E13])" office:value-type="float" office:value="7168.33333333333">
            <text:p>7168,33</text:p>
          </table:table-cell>
          <table:table-cell office:value-type="float" office:value="7156">
            <text:p>7156</text:p>
          </table:table-cell>
          <table:table-cell office:value-type="float" office:value="7192">
            <text:p>7192</text:p>
          </table:table-cell>
          <table:table-cell office:value-type="float" office:value="7157">
            <text:p>7157</text:p>
          </table:table-cell>
        </table:table-row>
        <table:table-row table:style-name="ro1">
          <table:table-cell office:value-type="string">
            <text:p>OpenVZ ArchLinux</text:p>
          </table:table-cell>
          <table:table-cell table:formula="of:=AVERAGE([.C14:.E14])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 office:value-type="string">
            <text:p>OpenVZ Fedora Core</text:p>
          </table:table-cell>
          <table:table-cell table:formula="of:=AVERAGE([.C15:.E15])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>
            <text:p>2 Cores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KVM Arch Linux</text:p>
          </table:table-cell>
          <table:table-cell table:formula="of:=AVERAGE([.C19:.E19])" office:value-type="float" office:value="3538.66666666667">
            <text:p>3538,67</text:p>
          </table:table-cell>
          <table:table-cell office:value-type="float" office:value="3555">
            <text:p>3555</text:p>
          </table:table-cell>
          <table:table-cell office:value-type="float" office:value="3536">
            <text:p>3536</text:p>
          </table:table-cell>
          <table:table-cell office:value-type="float" office:value="3525">
            <text:p>3525</text:p>
          </table:table-cell>
        </table:table-row>
        <table:table-row table:style-name="ro1">
          <table:table-cell office:value-type="string">
            <text:p>KVM Fedora Core</text:p>
          </table:table-cell>
          <table:table-cell table:formula="of:=AVERAGE([.C20:.E20])" office:value-type="float" office:value="3648.66666666667">
            <text:p>3648,67</text:p>
          </table:table-cell>
          <table:table-cell office:value-type="float" office:value="3663">
            <text:p>3663</text:p>
          </table:table-cell>
          <table:table-cell office:value-type="float" office:value="3632">
            <text:p>3632</text:p>
          </table:table-cell>
          <table:table-cell office:value-type="float" office:value="3651">
            <text:p>3651</text:p>
          </table:table-cell>
        </table:table-row>
        <table:table-row table:style-name="ro1">
          <table:table-cell office:value-type="string">
            <text:p>Xen Arch Linux</text:p>
          </table:table-cell>
          <table:table-cell table:number-columns-repeated="4"/>
        </table:table-row>
        <table:table-row table:style-name="ro1">
          <table:table-cell office:value-type="string">
            <text:p>Xen Fedora Core</text:p>
          </table:table-cell>
          <table:table-cell table:number-columns-repeated="4"/>
        </table:table-row>
        <table:table-row table:style-name="ro1">
          <table:table-cell office:value-type="string">
            <text:p>VirtualBox Arch Linux</text:p>
          </table:table-cell>
          <table:table-cell table:formula="of:=AVERAGE([.C23:.E23])" office:value-type="float" office:value="6179">
            <text:p>6179,00</text:p>
          </table:table-cell>
          <table:table-cell table:style-name="ce3" office:value-type="float" office:value="6166">
            <text:p>6166</text:p>
          </table:table-cell>
          <table:table-cell office:value-type="float" office:value="6208">
            <text:p>6208</text:p>
          </table:table-cell>
          <table:table-cell office:value-type="float" office:value="6163">
            <text:p>6163</text:p>
          </table:table-cell>
        </table:table-row>
        <table:table-row table:style-name="ro1">
          <table:table-cell office:value-type="string">
            <text:p>VirtualBox Fedora Core</text:p>
          </table:table-cell>
          <table:table-cell table:formula="of:=AVERAGE([.C24:.E24])" office:value-type="float" office:value="6323.66666666667">
            <text:p>6323,67</text:p>
          </table:table-cell>
          <table:table-cell office:value-type="float" office:value="6263">
            <text:p>6263</text:p>
          </table:table-cell>
          <table:table-cell office:value-type="float" office:value="6334">
            <text:p>6334</text:p>
          </table:table-cell>
          <table:table-cell office:value-type="float" office:value="6374">
            <text:p>6374</text:p>
          </table:table-cell>
        </table:table-row>
        <table:table-row table:style-name="ro1">
          <table:table-cell office:value-type="string">
            <text:p>Linux-VServer Arch Linux</text:p>
          </table:table-cell>
          <table:table-cell table:formula="of:=AVERAGE([.C25:.E25])" office:value-type="float" office:value="4292.66666666667">
            <text:p>4292,67</text:p>
          </table:table-cell>
          <table:table-cell table:style-name="ce2" office:value-type="float" office:value="4285">
            <text:p>4285,00</text:p>
          </table:table-cell>
          <table:table-cell office:value-type="float" office:value="4297">
            <text:p>4297</text:p>
          </table:table-cell>
          <table:table-cell office:value-type="float" office:value="4296">
            <text:p>4296</text:p>
          </table:table-cell>
        </table:table-row>
        <table:table-row table:style-name="ro1">
          <table:table-cell office:value-type="string">
            <text:p>Linux-VServer Fedora Core</text:p>
          </table:table-cell>
          <table:table-cell table:formula="of:=AVERAGE([.C26:.E26])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 office:value-type="string">
            <text:p>LXC Arch Linux</text:p>
          </table:table-cell>
          <table:table-cell table:formula="of:=AVERAGE([.C27:.E27])" office:value-type="float" office:value="4292">
            <text:p>4292,00</text:p>
          </table:table-cell>
          <table:table-cell office:value-type="float" office:value="4299">
            <text:p>4299</text:p>
          </table:table-cell>
          <table:table-cell office:value-type="float" office:value="4280">
            <text:p>4280</text:p>
          </table:table-cell>
          <table:table-cell office:value-type="float" office:value="4297">
            <text:p>4297</text:p>
          </table:table-cell>
        </table:table-row>
        <table:table-row table:style-name="ro1">
          <table:table-cell office:value-type="string">
            <text:p>LXC Fedora Core</text:p>
          </table:table-cell>
          <table:table-cell table:formula="of:=AVERAGE([.C28:.E28])" office:value-type="float" office:value="4490.33333333333">
            <text:p>4490,33</text:p>
          </table:table-cell>
          <table:table-cell office:value-type="float" office:value="4481">
            <text:p>4481</text:p>
          </table:table-cell>
          <table:table-cell office:value-type="float" office:value="4502">
            <text:p>4502</text:p>
          </table:table-cell>
          <table:table-cell office:value-type="float" office:value="4488">
            <text:p>4488</text:p>
          </table:table-cell>
        </table:table-row>
        <table:table-row table:style-name="ro1">
          <table:table-cell office:value-type="string">
            <text:p>OpenVZ ArchLinux</text:p>
          </table:table-cell>
          <table:table-cell table:formula="of:=AVERAGE([.C29:.E29])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 office:value-type="string">
            <text:p>OpenVZ Fedora Core</text:p>
          </table:table-cell>
          <table:table-cell table:formula="of:=AVERAGE([.C30:.E30])" office:value-type="float" office:value="0">
            <text:p>#DIV/0!</text:p>
          </table:table-cell>
          <table:table-cell table:number-columns-repeated="3"/>
        </table:table-row>
      </table:table>
      <table:table table:name="fio" table:style-name="ta1" table:print="false">
        <table:table-column table:style-name="co1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office:value-type="string">
            <text:p>1 Core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1" office:value-type="string">
            <text:p>Čtení (KB/s)</text:p>
          </table:table-cell>
          <table:table-cell table:style-name="ce1" office:value-type="string">
            <text:p>Zápisí (KB/s)</text:p>
          </table:table-cell>
          <table:table-cell table:number-columns-repeated="6"/>
        </table:table-row>
        <table:table-row table:style-name="ro1">
          <table:table-cell office:value-type="string">
            <text:p>KVM Arch Linux</text:p>
          </table:table-cell>
          <table:table-cell table:formula="of:=AVERAGE([.D4:.F4])" office:value-type="float" office:value="588566.153333333">
            <text:p>588566,15</text:p>
          </table:table-cell>
          <table:table-cell table:formula="of:=AVERAGE([.G4:.I4])" office:value-type="float" office:value="605866.96">
            <text:p>605866,96</text:p>
          </table:table-cell>
          <table:table-cell office:value-type="float" office:value="585248">
            <text:p>585248</text:p>
          </table:table-cell>
          <table:table-cell office:value-type="float" office:value="587193.23">
            <text:p>587193,23</text:p>
          </table:table-cell>
          <table:table-cell office:value-type="float" office:value="593257.23">
            <text:p>593257,23</text:p>
          </table:table-cell>
          <table:table-cell office:value-type="float" office:value="602451">
            <text:p>602451</text:p>
          </table:table-cell>
          <table:table-cell office:value-type="float" office:value="604452.47">
            <text:p>604452,47</text:p>
          </table:table-cell>
          <table:table-cell office:value-type="float" office:value="610697.41">
            <text:p>610697,41</text:p>
          </table:table-cell>
        </table:table-row>
        <table:table-row table:style-name="ro1">
          <table:table-cell office:value-type="string">
            <text:p>KVM Fedora Core</text:p>
          </table:table-cell>
          <table:table-cell table:formula="of:=AVERAGE([.D5:.F5])" office:value-type="float" office:value="487685.333333333">
            <text:p>487685,33</text:p>
          </table:table-cell>
          <table:table-cell table:formula="of:=AVERAGE([.G5:.I5])" office:value-type="float" office:value="488211.666666667">
            <text:p>488211,67</text:p>
          </table:table-cell>
          <table:table-cell office:value-type="float" office:value="485029">
            <text:p>485029</text:p>
          </table:table-cell>
          <table:table-cell office:value-type="float" office:value="487263">
            <text:p>487263</text:p>
          </table:table-cell>
          <table:table-cell office:value-type="float" office:value="490764">
            <text:p>490764</text:p>
          </table:table-cell>
          <table:table-cell office:value-type="float" office:value="486589">
            <text:p>486589</text:p>
          </table:table-cell>
          <table:table-cell office:value-type="float" office:value="487272">
            <text:p>487272</text:p>
          </table:table-cell>
          <table:table-cell office:value-type="float" office:value="490774">
            <text:p>490774</text:p>
          </table:table-cell>
        </table:table-row>
        <table:table-row table:style-name="ro1">
          <table:table-cell office:value-type="string">
            <text:p>Xen Arch Linux</text:p>
          </table:table-cell>
          <table:table-cell/>
          <table:table-cell table:formula="of:=AVERAGE([.G6:.I6])" office:value-type="float" office:value="0">
            <text:p>#DIV/0!</text:p>
          </table:table-cell>
          <table:table-cell table:number-columns-repeated="6"/>
        </table:table-row>
        <table:table-row table:style-name="ro1">
          <table:table-cell office:value-type="string">
            <text:p>Xen Fedora Core</text:p>
          </table:table-cell>
          <table:table-cell/>
          <table:table-cell table:formula="of:=AVERAGE([.G7:.I7])" office:value-type="float" office:value="0">
            <text:p>#DIV/0!</text:p>
          </table:table-cell>
          <table:table-cell table:number-columns-repeated="6"/>
        </table:table-row>
        <table:table-row table:style-name="ro1">
          <table:table-cell office:value-type="string">
            <text:p>VirtualBox Arch Linux</text:p>
          </table:table-cell>
          <table:table-cell table:formula="of:=AVERAGE([.D8:.F8])" office:value-type="float" office:value="547888">
            <text:p>547888,00</text:p>
          </table:table-cell>
          <table:table-cell table:formula="of:=AVERAGE([.G8:.I8])" office:value-type="float" office:value="562684.333333333">
            <text:p>562684,33</text:p>
          </table:table-cell>
          <table:table-cell table:style-name="ce3" office:value-type="float" office:value="547384">
            <text:p>547384</text:p>
          </table:table-cell>
          <table:table-cell office:value-type="float" office:value="548921">
            <text:p>548921</text:p>
          </table:table-cell>
          <table:table-cell office:value-type="float" office:value="547359">
            <text:p>547359</text:p>
          </table:table-cell>
          <table:table-cell office:value-type="float" office:value="562172">
            <text:p>562172</text:p>
          </table:table-cell>
          <table:table-cell office:value-type="float" office:value="563762">
            <text:p>563762</text:p>
          </table:table-cell>
          <table:table-cell office:value-type="float" office:value="562119">
            <text:p>562119</text:p>
          </table:table-cell>
        </table:table-row>
        <table:table-row table:style-name="ro1">
          <table:table-cell office:value-type="string">
            <text:p>VirtualBox Fedora Core</text:p>
          </table:table-cell>
          <table:table-cell table:formula="of:=AVERAGE([.D9:.F9])" office:value-type="float" office:value="461936.333333333">
            <text:p>461936,33</text:p>
          </table:table-cell>
          <table:table-cell table:formula="of:=AVERAGE([.G9:.I9])" office:value-type="float" office:value="462236.333333333">
            <text:p>462236,33</text:p>
          </table:table-cell>
          <table:table-cell office:value-type="float" office:value="469648">
            <text:p>469648</text:p>
          </table:table-cell>
          <table:table-cell office:value-type="float" office:value="452179">
            <text:p>452179</text:p>
          </table:table-cell>
          <table:table-cell office:value-type="float" office:value="463982">
            <text:p>463982</text:p>
          </table:table-cell>
          <table:table-cell office:value-type="float" office:value="470499">
            <text:p>470499</text:p>
          </table:table-cell>
          <table:table-cell office:value-type="float" office:value="452216">
            <text:p>452216</text:p>
          </table:table-cell>
          <table:table-cell office:value-type="float" office:value="463994">
            <text:p>463994</text:p>
          </table:table-cell>
        </table:table-row>
        <table:table-row table:style-name="ro1">
          <table:table-cell office:value-type="string">
            <text:p>Linux-VServer Arch Linux</text:p>
          </table:table-cell>
          <table:table-cell table:formula="of:=AVERAGE([.D10:.F10])" office:value-type="float" office:value="598328.333333333">
            <text:p>598328,33</text:p>
          </table:table-cell>
          <table:table-cell table:formula="of:=AVERAGE([.G10:.I10])" office:value-type="float" office:value="616275.666666667">
            <text:p>616275,67</text:p>
          </table:table-cell>
          <table:table-cell table:style-name="ce4" office:value-type="float" office:value="598764">
            <text:p>598764</text:p>
          </table:table-cell>
          <table:table-cell office:value-type="float" office:value="596639">
            <text:p>596639</text:p>
          </table:table-cell>
          <table:table-cell office:value-type="float" office:value="599582">
            <text:p>599582</text:p>
          </table:table-cell>
          <table:table-cell office:value-type="float" office:value="616903">
            <text:p>616903</text:p>
          </table:table-cell>
          <table:table-cell office:value-type="float" office:value="614180">
            <text:p>614180</text:p>
          </table:table-cell>
          <table:table-cell office:value-type="float" office:value="617744">
            <text:p>617744</text:p>
          </table:table-cell>
        </table:table-row>
        <table:table-row table:style-name="ro1">
          <table:table-cell office:value-type="string">
            <text:p>Linux-VServer Fedora Core</text:p>
          </table:table-cell>
          <table:table-cell table:formula="of:=AVERAGE([.D11:.F11])" office:value-type="float" office:value="6988.33333333333">
            <text:p>6988,33</text:p>
          </table:table-cell>
          <table:table-cell table:formula="of:=AVERAGE([.G11:.I11])" office:value-type="float" office:value="0">
            <text:p>#DIV/0!</text:p>
          </table:table-cell>
          <table:table-cell office:value-type="float" office:value="6948">
            <text:p>6948</text:p>
          </table:table-cell>
          <table:table-cell office:value-type="float" office:value="7002">
            <text:p>7002</text:p>
          </table:table-cell>
          <table:table-cell office:value-type="float" office:value="7015">
            <text:p>7015</text:p>
          </table:table-cell>
          <table:table-cell table:number-columns-repeated="3"/>
        </table:table-row>
        <table:table-row table:style-name="ro1">
          <table:table-cell office:value-type="string">
            <text:p>LXC Arch Linux</text:p>
          </table:table-cell>
          <table:table-cell table:formula="of:=AVERAGE([.D12:.F12])" office:value-type="float" office:value="611246.333333333">
            <text:p>611246,33</text:p>
          </table:table-cell>
          <table:table-cell table:formula="of:=AVERAGE([.G12:.I12])" office:value-type="float" office:value="629763.333333333">
            <text:p>629763,33</text:p>
          </table:table-cell>
          <table:table-cell office:value-type="float" office:value="608601">
            <text:p>608601</text:p>
          </table:table-cell>
          <table:table-cell office:value-type="float" office:value="611055">
            <text:p>611055</text:p>
          </table:table-cell>
          <table:table-cell office:value-type="float" office:value="614083">
            <text:p>614083</text:p>
          </table:table-cell>
          <table:table-cell office:value-type="float" office:value="627036">
            <text:p>627036</text:p>
          </table:table-cell>
          <table:table-cell office:value-type="float" office:value="629568">
            <text:p>629568</text:p>
          </table:table-cell>
          <table:table-cell office:value-type="float" office:value="632686">
            <text:p>632686</text:p>
          </table:table-cell>
        </table:table-row>
        <table:table-row table:style-name="ro1">
          <table:table-cell office:value-type="string">
            <text:p>LXC Fedora Core</text:p>
          </table:table-cell>
          <table:table-cell table:formula="of:=AVERAGE([.D13:.F13])" office:value-type="float" office:value="648218.333333333">
            <text:p>648218,33</text:p>
          </table:table-cell>
          <table:table-cell table:formula="of:=AVERAGE([.G13:.I13])" office:value-type="float" office:value="648231.666666667">
            <text:p>648231,67</text:p>
          </table:table-cell>
          <table:table-cell office:value-type="float" office:value="648783">
            <text:p>648783</text:p>
          </table:table-cell>
          <table:table-cell office:value-type="float" office:value="647740">
            <text:p>647740</text:p>
          </table:table-cell>
          <table:table-cell office:value-type="float" office:value="648132">
            <text:p>648132</text:p>
          </table:table-cell>
          <table:table-cell office:value-type="float" office:value="648797">
            <text:p>648797</text:p>
          </table:table-cell>
          <table:table-cell office:value-type="float" office:value="647756">
            <text:p>647756</text:p>
          </table:table-cell>
          <table:table-cell office:value-type="float" office:value="648142">
            <text:p>648142</text:p>
          </table:table-cell>
        </table:table-row>
        <table:table-row table:style-name="ro1">
          <table:table-cell office:value-type="string">
            <text:p>OpenVZ ArchLinux</text:p>
          </table:table-cell>
          <table:table-cell table:formula="of:=AVERAGE([.D14:.F14])" office:value-type="float" office:value="0">
            <text:p>#DIV/0!</text:p>
          </table:table-cell>
          <table:table-cell table:formula="of:=AVERAGE([.G14:.I14])" office:value-type="float" office:value="0">
            <text:p>#DIV/0!</text:p>
          </table:table-cell>
          <table:table-cell table:number-columns-repeated="6"/>
        </table:table-row>
        <table:table-row table:style-name="ro1">
          <table:table-cell office:value-type="string">
            <text:p>OpenVZ Fedora Core</text:p>
          </table:table-cell>
          <table:table-cell table:formula="of:=AVERAGE([.D15:.F15])" office:value-type="float" office:value="0">
            <text:p>#DIV/0!</text:p>
          </table:table-cell>
          <table:table-cell table:formula="of:=AVERAGE([.G15:.I15])" office:value-type="float" office:value="0">
            <text:p>#DIV/0!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office:value-type="string">
            <text:p>2 Cores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1" office:value-type="string">
            <text:p>Čtení (KB/s)</text:p>
          </table:table-cell>
          <table:table-cell table:style-name="ce1" office:value-type="string">
            <text:p>Zápisí (KB/s)</text:p>
          </table:table-cell>
          <table:table-cell table:number-columns-repeated="6"/>
        </table:table-row>
        <table:table-row table:style-name="ro1">
          <table:table-cell office:value-type="string">
            <text:p>KVM Arch Linux</text:p>
          </table:table-cell>
          <table:table-cell table:formula="of:=AVERAGE([.D19:.F19])" office:value-type="float" office:value="559111.666666667">
            <text:p>559111,67</text:p>
          </table:table-cell>
          <table:table-cell table:formula="of:=AVERAGE([.G19:.I19])" office:value-type="float" office:value="574632">
            <text:p>574632,00</text:p>
          </table:table-cell>
          <table:table-cell office:value-type="float" office:value="560874">
            <text:p>560874</text:p>
          </table:table-cell>
          <table:table-cell office:value-type="float" office:value="553660">
            <text:p>553660</text:p>
          </table:table-cell>
          <table:table-cell office:value-type="float" office:value="562801">
            <text:p>562801</text:p>
          </table:table-cell>
          <table:table-cell office:value-type="float" office:value="576444">
            <text:p>576444</text:p>
          </table:table-cell>
          <table:table-cell office:value-type="float" office:value="569032">
            <text:p>569032</text:p>
          </table:table-cell>
          <table:table-cell office:value-type="float" office:value="578420">
            <text:p>578420</text:p>
          </table:table-cell>
        </table:table-row>
        <table:table-row table:style-name="ro1">
          <table:table-cell office:value-type="string">
            <text:p>KVM Fedora Core</text:p>
          </table:table-cell>
          <table:table-cell table:formula="of:=AVERAGE([.D20:.F20])" office:value-type="float" office:value="491144.333333333">
            <text:p>491144,33</text:p>
          </table:table-cell>
          <table:table-cell table:formula="of:=AVERAGE([.G20:.I20])" office:value-type="float" office:value="491722.666666667">
            <text:p>491722,67</text:p>
          </table:table-cell>
          <table:table-cell office:value-type="float" office:value="482836">
            <text:p>482836</text:p>
          </table:table-cell>
          <table:table-cell office:value-type="float" office:value="492308">
            <text:p>492308</text:p>
          </table:table-cell>
          <table:table-cell office:value-type="float" office:value="498289">
            <text:p>498289</text:p>
          </table:table-cell>
          <table:table-cell office:value-type="float" office:value="484551">
            <text:p>484551</text:p>
          </table:table-cell>
          <table:table-cell office:value-type="float" office:value="492318">
            <text:p>492318</text:p>
          </table:table-cell>
          <table:table-cell office:value-type="float" office:value="498299">
            <text:p>498299</text:p>
          </table:table-cell>
        </table:table-row>
        <table:table-row table:style-name="ro1">
          <table:table-cell office:value-type="string">
            <text:p>Xen Arch Linux</text:p>
          </table:table-cell>
          <table:table-cell/>
          <table:table-cell table:formula="of:=AVERAGE([.G21:.I21])" office:value-type="float" office:value="0">
            <text:p>#DIV/0!</text:p>
          </table:table-cell>
          <table:table-cell table:number-columns-repeated="6"/>
        </table:table-row>
        <table:table-row table:style-name="ro1">
          <table:table-cell office:value-type="string">
            <text:p>Xen Fedora Core</text:p>
          </table:table-cell>
          <table:table-cell/>
          <table:table-cell table:formula="of:=AVERAGE([.G22:.I22])" office:value-type="float" office:value="0">
            <text:p>#DIV/0!</text:p>
          </table:table-cell>
          <table:table-cell table:number-columns-repeated="6"/>
        </table:table-row>
        <table:table-row table:style-name="ro1">
          <table:table-cell office:value-type="string">
            <text:p>VirtualBox Arch Linux</text:p>
          </table:table-cell>
          <table:table-cell table:formula="of:=AVERAGE([.D23:.F23])" office:value-type="float" office:value="176414.666666667">
            <text:p>176414,67</text:p>
          </table:table-cell>
          <table:table-cell table:formula="of:=AVERAGE([.G23:.I23])" office:value-type="float" office:value="177942">
            <text:p>177942,00</text:p>
          </table:table-cell>
          <table:table-cell table:style-name="ce3" office:value-type="float" office:value="174718">
            <text:p>174718</text:p>
          </table:table-cell>
          <table:table-cell office:value-type="float" office:value="177796">
            <text:p>177796</text:p>
          </table:table-cell>
          <table:table-cell office:value-type="float" office:value="176730">
            <text:p>176730</text:p>
          </table:table-cell>
          <table:table-cell office:value-type="float" office:value="176185">
            <text:p>176185</text:p>
          </table:table-cell>
          <table:table-cell office:value-type="float" office:value="179392">
            <text:p>179392</text:p>
          </table:table-cell>
          <table:table-cell office:value-type="float" office:value="178249">
            <text:p>178249</text:p>
          </table:table-cell>
        </table:table-row>
        <table:table-row table:style-name="ro1">
          <table:table-cell office:value-type="string">
            <text:p>VirtualBox Fedora Core</text:p>
          </table:table-cell>
          <table:table-cell table:formula="of:=AVERAGE([.D24:.F24])" office:value-type="float" office:value="159374.333333333">
            <text:p>159374,33</text:p>
          </table:table-cell>
          <table:table-cell table:formula="of:=AVERAGE([.G24:.I24])" office:value-type="float" office:value="159449">
            <text:p>159449,00</text:p>
          </table:table-cell>
          <table:table-cell office:value-type="float" office:value="158332">
            <text:p>158332</text:p>
          </table:table-cell>
          <table:table-cell office:value-type="float" office:value="159872">
            <text:p>159872</text:p>
          </table:table-cell>
          <table:table-cell office:value-type="float" office:value="159919">
            <text:p>159919</text:p>
          </table:table-cell>
          <table:table-cell office:value-type="float" office:value="158451">
            <text:p>158451</text:p>
          </table:table-cell>
          <table:table-cell office:value-type="float" office:value="159932">
            <text:p>159932</text:p>
          </table:table-cell>
          <table:table-cell office:value-type="float" office:value="159964">
            <text:p>159964</text:p>
          </table:table-cell>
        </table:table-row>
        <table:table-row table:style-name="ro1">
          <table:table-cell office:value-type="string">
            <text:p>Linux-VServer Arch Linux</text:p>
          </table:table-cell>
          <table:table-cell table:formula="of:=AVERAGE([.D25:.F25])" office:value-type="float" office:value="676420.666666667">
            <text:p>676420,67</text:p>
          </table:table-cell>
          <table:table-cell table:formula="of:=AVERAGE([.G25:.I25])" office:value-type="float" office:value="699453.333333333">
            <text:p>699453,33</text:p>
          </table:table-cell>
          <table:table-cell table:style-name="ce4" office:value-type="float" office:value="678315">
            <text:p>678315</text:p>
          </table:table-cell>
          <table:table-cell office:value-type="float" office:value="676560">
            <text:p>676560</text:p>
          </table:table-cell>
          <table:table-cell office:value-type="float" office:value="674387">
            <text:p>674387</text:p>
          </table:table-cell>
          <table:table-cell office:value-type="float" office:value="701657">
            <text:p>701657</text:p>
          </table:table-cell>
          <table:table-cell office:value-type="float" office:value="699801">
            <text:p>699801</text:p>
          </table:table-cell>
          <table:table-cell office:value-type="float" office:value="696902">
            <text:p>696902</text:p>
          </table:table-cell>
        </table:table-row>
        <table:table-row table:style-name="ro1">
          <table:table-cell office:value-type="string">
            <text:p>Linux-VServer Fedora Core</text:p>
          </table:table-cell>
          <table:table-cell table:formula="of:=AVERAGE([.D26:.F26])" office:value-type="float" office:value="6988.33333333333">
            <text:p>6988,33</text:p>
          </table:table-cell>
          <table:table-cell table:formula="of:=AVERAGE([.G26:.I26])" office:value-type="float" office:value="0">
            <text:p>#DIV/0!</text:p>
          </table:table-cell>
          <table:table-cell office:value-type="float" office:value="6948">
            <text:p>6948</text:p>
          </table:table-cell>
          <table:table-cell office:value-type="float" office:value="7002">
            <text:p>7002</text:p>
          </table:table-cell>
          <table:table-cell office:value-type="float" office:value="7015">
            <text:p>7015</text:p>
          </table:table-cell>
          <table:table-cell table:number-columns-repeated="3"/>
        </table:table-row>
        <table:table-row table:style-name="ro1">
          <table:table-cell office:value-type="string">
            <text:p>LXC Arch Linux</text:p>
          </table:table-cell>
          <table:table-cell table:formula="of:=AVERAGE([.D27:.F27])" office:value-type="float" office:value="680753">
            <text:p>680753,00</text:p>
          </table:table-cell>
          <table:table-cell table:formula="of:=AVERAGE([.G27:.I27])" office:value-type="float" office:value="704221.333333333">
            <text:p>704221,33</text:p>
          </table:table-cell>
          <table:table-cell office:value-type="float" office:value="682336">
            <text:p>682336</text:p>
          </table:table-cell>
          <table:table-cell office:value-type="float" office:value="682036">
            <text:p>682036</text:p>
          </table:table-cell>
          <table:table-cell office:value-type="float" office:value="677887">
            <text:p>677887</text:p>
          </table:table-cell>
          <table:table-cell office:value-type="float" office:value="705860">
            <text:p>705860</text:p>
          </table:table-cell>
          <table:table-cell office:value-type="float" office:value="705548">
            <text:p>705548</text:p>
          </table:table-cell>
          <table:table-cell office:value-type="float" office:value="701256">
            <text:p>701256</text:p>
          </table:table-cell>
        </table:table-row>
        <table:table-row table:style-name="ro1">
          <table:table-cell office:value-type="string">
            <text:p>LXC Fedora Core</text:p>
          </table:table-cell>
          <table:table-cell table:formula="of:=AVERAGE([.D28:.F28])" office:value-type="float" office:value="735822">
            <text:p>735822,00</text:p>
          </table:table-cell>
          <table:table-cell table:formula="of:=AVERAGE([.G28:.I28])" office:value-type="float" office:value="735839.333333333">
            <text:p>735839,33</text:p>
          </table:table-cell>
          <table:table-cell office:value-type="float" office:value="718082">
            <text:p>718082</text:p>
          </table:table-cell>
          <table:table-cell office:value-type="float" office:value="747630">
            <text:p>747630</text:p>
          </table:table-cell>
          <table:table-cell office:value-type="float" office:value="741754">
            <text:p>741754</text:p>
          </table:table-cell>
          <table:table-cell office:value-type="float" office:value="718097">
            <text:p>718097</text:p>
          </table:table-cell>
          <table:table-cell office:value-type="float" office:value="747643">
            <text:p>747643</text:p>
          </table:table-cell>
          <table:table-cell office:value-type="float" office:value="741778">
            <text:p>741778</text:p>
          </table:table-cell>
        </table:table-row>
        <table:table-row table:style-name="ro1">
          <table:table-cell office:value-type="string">
            <text:p>OpenVZ ArchLinux</text:p>
          </table:table-cell>
          <table:table-cell table:formula="of:=AVERAGE([.D29:.F29])" office:value-type="float" office:value="0">
            <text:p>#DIV/0!</text:p>
          </table:table-cell>
          <table:table-cell table:formula="of:=AVERAGE([.G29:.I29])" office:value-type="float" office:value="0">
            <text:p>#DIV/0!</text:p>
          </table:table-cell>
          <table:table-cell table:number-columns-repeated="6"/>
        </table:table-row>
        <table:table-row table:style-name="ro1">
          <table:table-cell office:value-type="string">
            <text:p>OpenVZ Fedora Core</text:p>
          </table:table-cell>
          <table:table-cell table:formula="of:=AVERAGE([.D30:.F30])" office:value-type="float" office:value="0">
            <text:p>#DIV/0!</text:p>
          </table:table-cell>
          <table:table-cell table:formula="of:=AVERAGE([.G30:.I30])" office:value-type="float" office:value="0">
            <text:p>#DIV/0!</text:p>
          </table:table-cell>
          <table:table-cell table:number-columns-repeated="6"/>
        </table:table-row>
      </table:table>
      <table:table table:name="List3" table:style-name="ta1" table:print="false">
        <table:table-column table:style-name="co1" table:default-cell-style-name="ce1"/>
        <table:table-column table:style-name="co8" table:default-cell-style-name="ce2"/>
        <table:table-column table:style-name="co3" table:default-cell-style-name="ce2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>
            <text:p>1 Cor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1" office:value-type="string">
            <text:p>Propustnost (Mb/s)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>
            <text:p>KVM Arch Linux</text:p>
          </table:table-cell>
          <table:table-cell table:formula="of:=AVERAGE([.D4:.F4])" office:value-type="float" office:value="2003.7">
            <text:p>2003,70</text:p>
          </table:table-cell>
          <table:table-cell/>
          <table:table-cell office:value-type="float" office:value="2018.89">
            <text:p>2018,89</text:p>
          </table:table-cell>
          <table:table-cell office:value-type="float" office:value="1978.7">
            <text:p>1978,7</text:p>
          </table:table-cell>
          <table:table-cell office:value-type="float" office:value="2013.51">
            <text:p>2013,51</text:p>
          </table:table-cell>
        </table:table-row>
        <table:table-row table:style-name="ro1">
          <table:table-cell office:value-type="string">
            <text:p>KVM Fedora Core</text:p>
          </table:table-cell>
          <table:table-cell table:formula="of:=AVERAGE([.D5:.F5])" office:value-type="float" office:value="1868.34666666667">
            <text:p>1868,35</text:p>
          </table:table-cell>
          <table:table-cell/>
          <table:table-cell office:value-type="float" office:value="1932.66">
            <text:p>1932,66</text:p>
          </table:table-cell>
          <table:table-cell office:value-type="float" office:value="1870.25">
            <text:p>1870,25</text:p>
          </table:table-cell>
          <table:table-cell office:value-type="float" office:value="1802.13">
            <text:p>1802,13</text:p>
          </table:table-cell>
        </table:table-row>
        <table:table-row table:style-name="ro1">
          <table:table-cell office:value-type="string">
            <text:p>Xen Arch Linux</text:p>
          </table:table-cell>
          <table:table-cell table:number-columns-repeated="5"/>
        </table:table-row>
        <table:table-row table:style-name="ro1">
          <table:table-cell office:value-type="string">
            <text:p>Xen Fedora Core</text:p>
          </table:table-cell>
          <table:table-cell table:number-columns-repeated="5"/>
        </table:table-row>
        <table:table-row table:style-name="ro1">
          <table:table-cell office:value-type="string">
            <text:p>VirtualBox Arch Linux</text:p>
          </table:table-cell>
          <table:table-cell table:formula="of:=AVERAGE([.D8:.F8])" office:value-type="float" office:value="649.53">
            <text:p>649,53</text:p>
          </table:table-cell>
          <table:table-cell/>
          <table:table-cell table:style-name="ce3" office:value-type="float" office:value="650.62">
            <text:p>650,62</text:p>
          </table:table-cell>
          <table:table-cell office:value-type="float" office:value="650.37">
            <text:p>650,37</text:p>
          </table:table-cell>
          <table:table-cell office:value-type="float" office:value="647.6">
            <text:p>647,6</text:p>
          </table:table-cell>
        </table:table-row>
        <table:table-row table:style-name="ro1">
          <table:table-cell office:value-type="string">
            <text:p>VirtualBox Fedora Core</text:p>
          </table:table-cell>
          <table:table-cell table:formula="of:=AVERAGE([.D9:.F9])" office:value-type="float" office:value="543.79">
            <text:p>543,79</text:p>
          </table:table-cell>
          <table:table-cell/>
          <table:table-cell office:value-type="float" office:value="561.29">
            <text:p>561,29</text:p>
          </table:table-cell>
          <table:table-cell office:value-type="float" office:value="532.98">
            <text:p>532,98</text:p>
          </table:table-cell>
          <table:table-cell office:value-type="float" office:value="537.1">
            <text:p>537,1</text:p>
          </table:table-cell>
        </table:table-row>
        <table:table-row table:style-name="ro1">
          <table:table-cell office:value-type="string">
            <text:p>Linux-VServer Arch Linux</text:p>
          </table:table-cell>
          <table:table-cell table:formula="of:=AVERAGE([.D10:.F10])" office:value-type="float" office:value="12546.115">
            <text:p>12546,12</text:p>
          </table:table-cell>
          <table:table-cell/>
          <table:table-cell table:style-name="ce4" office:value-type="float" office:value="12136.98">
            <text:p>12136,98</text:p>
          </table:table-cell>
          <table:table-cell office:value-type="float" office:value="12955.25">
            <text:p>12955,25</text:p>
          </table:table-cell>
          <table:table-cell office:value-type="string">
            <text:p>12219.94</text:p>
          </table:table-cell>
        </table:table-row>
        <table:table-row table:style-name="ro1">
          <table:table-cell office:value-type="string">
            <text:p>Linux-VServer Fedora Core</text:p>
          </table:table-cell>
          <table:table-cell table:formula="of:=AVERAGE([.D11:.F11])" office:value-type="float" office:value="0">
            <text:p>#DIV/0!</text:p>
          </table:table-cell>
          <table:table-cell table:number-columns-repeated="4"/>
        </table:table-row>
        <table:table-row table:style-name="ro1">
          <table:table-cell office:value-type="string">
            <text:p>LXC Arch Linux</text:p>
          </table:table-cell>
          <table:table-cell table:formula="of:=AVERAGE([.D12:.F12])" office:value-type="float" office:value="0">
            <text:p>#DIV/0!</text:p>
          </table:table-cell>
          <table:table-cell table:number-columns-repeated="4"/>
        </table:table-row>
        <table:table-row table:style-name="ro1">
          <table:table-cell office:value-type="string">
            <text:p>LXC Fedora Core</text:p>
          </table:table-cell>
          <table:table-cell table:formula="of:=AVERAGE([.D13:.F13])" office:value-type="float" office:value="0">
            <text:p>#DIV/0!</text:p>
          </table:table-cell>
          <table:table-cell table:number-columns-repeated="4"/>
        </table:table-row>
        <table:table-row table:style-name="ro1">
          <table:table-cell office:value-type="string">
            <text:p>OpenVZ ArchLinux</text:p>
          </table:table-cell>
          <table:table-cell table:formula="of:=AVERAGE([.D14:.F14])" office:value-type="float" office:value="0">
            <text:p>#DIV/0!</text:p>
          </table:table-cell>
          <table:table-cell table:number-columns-repeated="4"/>
        </table:table-row>
        <table:table-row table:style-name="ro1">
          <table:table-cell office:value-type="string">
            <text:p>OpenVZ Fedora Core</text:p>
          </table:table-cell>
          <table:table-cell table:formula="of:=AVERAGE([.D15:.F15])" office:value-type="float" office:value="0">
            <text:p>#DIV/0!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>
            <text:p>2 Core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1" office:value-type="string">
            <text:p>Propustnost (Mb/s)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>
            <text:p>KVM Arch Linux</text:p>
          </table:table-cell>
          <table:table-cell table:formula="of:=AVERAGE([.D19:.F19])" office:value-type="float" office:value="1966.25">
            <text:p>1966,25</text:p>
          </table:table-cell>
          <table:table-cell/>
          <table:table-cell office:value-type="float" office:value="1965.81">
            <text:p>1965,81</text:p>
          </table:table-cell>
          <table:table-cell office:value-type="float" office:value="1954.82">
            <text:p>1954,82</text:p>
          </table:table-cell>
          <table:table-cell office:value-type="float" office:value="1978.12">
            <text:p>1978,12</text:p>
          </table:table-cell>
        </table:table-row>
        <table:table-row table:style-name="ro1">
          <table:table-cell office:value-type="string">
            <text:p>KVM Fedora Core</text:p>
          </table:table-cell>
          <table:table-cell table:formula="of:=AVERAGE([.D20:.F20])" office:value-type="float" office:value="1911.74333333333">
            <text:p>1911,74</text:p>
          </table:table-cell>
          <table:table-cell/>
          <table:table-cell office:value-type="float" office:value="1911.12">
            <text:p>1911,12</text:p>
          </table:table-cell>
          <table:table-cell office:value-type="float" office:value="1927.8">
            <text:p>1927,8</text:p>
          </table:table-cell>
          <table:table-cell office:value-type="float" office:value="1896.31">
            <text:p>1896,31</text:p>
          </table:table-cell>
        </table:table-row>
        <table:table-row table:style-name="ro1">
          <table:table-cell office:value-type="string">
            <text:p>Xen Arch Linux</text:p>
          </table:table-cell>
          <table:table-cell table:number-columns-repeated="5"/>
        </table:table-row>
        <table:table-row table:style-name="ro1">
          <table:table-cell office:value-type="string">
            <text:p>Xen Fedora Core</text:p>
          </table:table-cell>
          <table:table-cell table:number-columns-repeated="5"/>
        </table:table-row>
        <table:table-row table:style-name="ro1">
          <table:table-cell office:value-type="string">
            <text:p>VirtualBox Arch Linux</text:p>
          </table:table-cell>
          <table:table-cell table:formula="of:=AVERAGE([.D23:.F23])" office:value-type="float" office:value="527.616666666667">
            <text:p>527,62</text:p>
          </table:table-cell>
          <table:table-cell/>
          <table:table-cell table:style-name="ce3" office:value-type="float" office:value="541.91">
            <text:p>541,91</text:p>
          </table:table-cell>
          <table:table-cell office:value-type="float" office:value="535.44">
            <text:p>535,44</text:p>
          </table:table-cell>
          <table:table-cell office:value-type="float" office:value="505.5">
            <text:p>505,5</text:p>
          </table:table-cell>
        </table:table-row>
        <table:table-row table:style-name="ro1">
          <table:table-cell office:value-type="string">
            <text:p>VirtualBox Fedora Core</text:p>
          </table:table-cell>
          <table:table-cell table:formula="of:=AVERAGE([.D24:.F24])" office:value-type="float" office:value="508.06">
            <text:p>508,06</text:p>
          </table:table-cell>
          <table:table-cell/>
          <table:table-cell office:value-type="float" office:value="506.86">
            <text:p>506,86</text:p>
          </table:table-cell>
          <table:table-cell office:value-type="float" office:value="507.18">
            <text:p>507,18</text:p>
          </table:table-cell>
          <table:table-cell office:value-type="float" office:value="510.14">
            <text:p>510,14</text:p>
          </table:table-cell>
        </table:table-row>
        <table:table-row table:style-name="ro1">
          <table:table-cell office:value-type="string">
            <text:p>Linux-VServer Arch Linux</text:p>
          </table:table-cell>
          <table:table-cell table:formula="of:=AVERAGE([.D25:.F25])" office:value-type="float" office:value="0">
            <text:p>#DIV/0!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Linux-VServer Fedora Core</text:p>
          </table:table-cell>
          <table:table-cell table:formula="of:=AVERAGE([.D26:.F26])" office:value-type="float" office:value="0">
            <text:p>#DIV/0!</text:p>
          </table:table-cell>
          <table:table-cell table:number-columns-repeated="4"/>
        </table:table-row>
        <table:table-row table:style-name="ro1">
          <table:table-cell office:value-type="string">
            <text:p>LXC Arch Linux</text:p>
          </table:table-cell>
          <table:table-cell table:formula="of:=AVERAGE([.D27:.F27])" office:value-type="float" office:value="0">
            <text:p>#DIV/0!</text:p>
          </table:table-cell>
          <table:table-cell table:number-columns-repeated="4"/>
        </table:table-row>
        <table:table-row table:style-name="ro1">
          <table:table-cell office:value-type="string">
            <text:p>LXC Fedora Core</text:p>
          </table:table-cell>
          <table:table-cell table:formula="of:=AVERAGE([.D28:.F28])" office:value-type="float" office:value="0">
            <text:p>#DIV/0!</text:p>
          </table:table-cell>
          <table:table-cell table:number-columns-repeated="4"/>
        </table:table-row>
        <table:table-row table:style-name="ro1">
          <table:table-cell office:value-type="string">
            <text:p>OpenVZ ArchLinux</text:p>
          </table:table-cell>
          <table:table-cell table:formula="of:=AVERAGE([.D29:.F29])" office:value-type="float" office:value="0">
            <text:p>#DIV/0!</text:p>
          </table:table-cell>
          <table:table-cell table:number-columns-repeated="4"/>
        </table:table-row>
        <table:table-row table:style-name="ro1">
          <table:table-cell office:value-type="string">
            <text:p>OpenVZ Fedora Core</text:p>
          </table:table-cell>
          <table:table-cell table:formula="of:=AVERAGE([.D30:.F30])" office:value-type="float" office:value="0">
            <text:p>#DIV/0!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3">13.05.2012</text:date>, <text:time>18:41:5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zzi11 </meta:initial-creator>
    <meta:creation-date>2012-05-13T15:26:11</meta:creation-date>
    <dc:date>2012-05-13T18:41:58</dc:date>
    <dc:creator>kozzi11 </dc:creator>
    <meta:editing-duration>PT2H45M26S</meta:editing-duration>
    <meta:editing-cycles>3</meta:editing-cycles>
    <meta:generator>LibreOffice/3.3$Linux LibreOffice_project/330m19$Build-401</meta:generator>
    <meta:document-statistic meta:table-count="3" meta:cell-count="330" meta:object-count="0"/>
  </office:meta>
</office:document-meta>
</file>